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Physics</text:p>
          </table:table-cell>
          <table:table-cell office:value-type="string">
            <text:p>Chemistry</text:p>
          </table:table-cell>
          <table:table-cell office:value-type="string">
            <text:p><text:s/>Physiology or Medicine</text:p>
          </table:table-cell>
          <table:table-cell office:value-type="string">
            <text:p><text:s/>Literature</text:p>
          </table:table-cell>
          <table:table-cell office:value-type="string">
            <text:p>Peace</text:p>
          </table:table-cell>
          <table:table-cell office:value-type="string">
            <text:p><text:s/>Economics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Wilhelm Röntgen</text:p>
          </table:table-cell>
          <table:table-cell office:value-type="string">
            <text:p>Jacobus Henricus van 't Hoff</text:p>
          </table:table-cell>
          <table:table-cell office:value-type="string">
            <text:p>Emil Adolf von Behring</text:p>
          </table:table-cell>
          <table:table-cell office:value-type="string">
            <text:p>Sully Prudhomme</text:p>
          </table:table-cell>
          <table:table-cell office:value-type="string">
            <text:p>Henry Dunant; Frédéric Passy</text:p>
          </table:table-cell>
          <table:table-cell office:value-type="string">
            <text:p>—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Hendrik Lorentz; Pieter Zeeman</text:p>
          </table:table-cell>
          <table:table-cell office:value-type="string">
            <text:p>Hermann Emil Fischer</text:p>
          </table:table-cell>
          <table:table-cell office:value-type="string">
            <text:p>Ronald Ross</text:p>
          </table:table-cell>
          <table:table-cell office:value-type="string">
            <text:p>Theodor Mommsen</text:p>
          </table:table-cell>
          <table:table-cell office:value-type="string">
            <text:p>Élie Ducommun; Charles Albert Gobat</text:p>
          </table:table-cell>
          <table:table-cell office:value-type="string">
            <text:p>—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Henri Becquerel; Pierre Curie; Marie Curie</text:p>
          </table:table-cell>
          <table:table-cell office:value-type="string">
            <text:p>Svante Arrhenius</text:p>
          </table:table-cell>
          <table:table-cell office:value-type="string">
            <text:p>Niels Ryberg Finsen</text:p>
          </table:table-cell>
          <table:table-cell office:value-type="string">
            <text:p>Bjørnstjerne Bjørnson</text:p>
          </table:table-cell>
          <table:table-cell office:value-type="string">
            <text:p>Randal Cremer</text:p>
          </table:table-cell>
          <table:table-cell office:value-type="string">
            <text:p>—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The Lord Rayleigh</text:p>
          </table:table-cell>
          <table:table-cell office:value-type="string">
            <text:p>William Ramsay</text:p>
          </table:table-cell>
          <table:table-cell office:value-type="string">
            <text:p>Ivan Pavlov</text:p>
          </table:table-cell>
          <table:table-cell office:value-type="string">
            <text:p>Frédéric Mistral; José Echegaray</text:p>
          </table:table-cell>
          <table:table-cell office:value-type="string">
            <text:p>Institut de Droit International</text:p>
          </table:table-cell>
          <table:table-cell office:value-type="string">
            <text:p>—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Philipp Lenard</text:p>
          </table:table-cell>
          <table:table-cell office:value-type="string">
            <text:p>Adolf von Baeyer</text:p>
          </table:table-cell>
          <table:table-cell office:value-type="string">
            <text:p>Robert Koch</text:p>
          </table:table-cell>
          <table:table-cell office:value-type="string">
            <text:p>Henryk Sienkiewicz</text:p>
          </table:table-cell>
          <table:table-cell office:value-type="string">
            <text:p>Bertha von Suttner</text:p>
          </table:table-cell>
          <table:table-cell office:value-type="string">
            <text:p>—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J. J. Thomson</text:p>
          </table:table-cell>
          <table:table-cell office:value-type="string">
            <text:p>Henri Moissan</text:p>
          </table:table-cell>
          <table:table-cell office:value-type="string">
            <text:p>Camillo Golgi; Santiago Ramón y Cajal</text:p>
          </table:table-cell>
          <table:table-cell office:value-type="string">
            <text:p>Giosuè Carducci</text:p>
          </table:table-cell>
          <table:table-cell office:value-type="string">
            <text:p>Theodore Roosevelt</text:p>
          </table:table-cell>
          <table:table-cell office:value-type="string">
            <text:p>—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Albert Abraham Michelson</text:p>
          </table:table-cell>
          <table:table-cell office:value-type="string">
            <text:p>Eduard Buchner</text:p>
          </table:table-cell>
          <table:table-cell office:value-type="string">
            <text:p>Charles Louis Alphonse Laveran</text:p>
          </table:table-cell>
          <table:table-cell office:value-type="string">
            <text:p>Rudyard Kipling</text:p>
          </table:table-cell>
          <table:table-cell office:value-type="string">
            <text:p>Ernesto Teodoro Moneta; Louis Renault</text:p>
          </table:table-cell>
          <table:table-cell office:value-type="string">
            <text:p>—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Gabriel Lippmann</text:p>
          </table:table-cell>
          <table:table-cell office:value-type="string">
            <text:p>Ernest Rutherford</text:p>
          </table:table-cell>
          <table:table-cell office:value-type="string">
            <text:p>Élie Metchnikoff; Paul Ehrlich</text:p>
          </table:table-cell>
          <table:table-cell office:value-type="string">
            <text:p>Rudolf Christoph Eucken</text:p>
          </table:table-cell>
          <table:table-cell office:value-type="string">
            <text:p>Klas Pontus Arnoldson; Fredrik Bajer</text:p>
          </table:table-cell>
          <table:table-cell office:value-type="string">
            <text:p>—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Karl Ferdinand Braun; Guglielmo Marconi</text:p>
          </table:table-cell>
          <table:table-cell office:value-type="string">
            <text:p>Wilhelm Ostwald</text:p>
          </table:table-cell>
          <table:table-cell office:value-type="string">
            <text:p>Emil Theodor Kocher</text:p>
          </table:table-cell>
          <table:table-cell office:value-type="string">
            <text:p>Selma Lagerlöf</text:p>
          </table:table-cell>
          <table:table-cell office:value-type="string">
            <text:p>Auguste Marie François Beernaert; Paul-Henri-Benjamin d'Estournelles de Constant</text:p>
          </table:table-cell>
          <table:table-cell office:value-type="string">
            <text:p>—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Johannes Diderik van der Waals</text:p>
          </table:table-cell>
          <table:table-cell office:value-type="string">
            <text:p>Otto Wallach</text:p>
          </table:table-cell>
          <table:table-cell office:value-type="string">
            <text:p>Albrecht Kossel</text:p>
          </table:table-cell>
          <table:table-cell office:value-type="string">
            <text:p>Paul Heyse</text:p>
          </table:table-cell>
          <table:table-cell office:value-type="string">
            <text:p>International Peace Bureau</text:p>
          </table:table-cell>
          <table:table-cell office:value-type="string">
            <text:p>—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19:53:16</meta:creation-date>
    <dc:date>2012-09-12T19:55:27</dc:date>
    <meta:editing-duration>P0D</meta:editing-duration>
    <meta:editing-cycles>1</meta:editing-cycles>
    <meta:generator>LibreOffice/3.5$Linux_x86 LibreOffice_project/350m1$Build-2</meta:generator>
    <meta:document-statistic meta:table-count="3" meta:cell-count="77" meta:object-count="0"/>
  </office:meta>
</office:document-meta>
</file>